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83ec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2fa47a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1fba5" officeooo:paragraph-rsid="0021fba5" style:font-size-asian="20pt" style:font-weight-asian="bold" style:font-size-complex="20pt" style:font-weight-complex="bold"/>
    </style:style>
    <style:style style:name="P15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220a3d" officeooo:paragraph-rsid="00220a3d" style:font-size-asian="24pt" style:font-weight-asian="bold" style:font-size-complex="24pt" style:font-weight-complex="bold"/>
    </style:style>
    <style:style style:name="P17" style:family="paragraph" style:parent-style-name="TA_20_Text_20_centré">
      <style:text-properties officeooo:paragraph-rsid="00229266"/>
    </style:style>
    <style:style style:name="P18" style:family="paragraph" style:parent-style-name="TA_20_Text_20_centré">
      <style:text-properties officeooo:paragraph-rsid="00241831"/>
    </style:style>
    <style:style style:name="P19" style:family="paragraph" style:parent-style-name="TA_20_Text_20_centré">
      <style:text-properties officeooo:paragraph-rsid="002e66a1"/>
    </style:style>
    <style:style style:name="P20" style:family="paragraph" style:parent-style-name="Standard">
      <style:text-properties fo:color="#000000" style:font-name="Arial"/>
    </style:style>
    <style:style style:name="P21" style:family="paragraph" style:parent-style-name="Standard">
      <style:text-properties fo:color="#000000" style:font-name="Arial" officeooo:paragraph-rsid="00113cee"/>
    </style:style>
    <style:style style:name="P22" style:family="paragraph" style:parent-style-name="Standard">
      <style:text-properties fo:color="#000000" style:font-name="Arial" fo:font-size="16pt" fo:font-weight="bold" officeooo:rsid="00317939" officeooo:paragraph-rsid="00317939" style:font-size-asian="14pt" style:font-weight-asian="bold" style:font-size-complex="16pt" style:font-weight-complex="bold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4" style:family="paragraph" style:parent-style-name="Standard" style:list-style-name="L1">
      <style:text-properties fo:color="#000000" style:font-name="Arial" fo:font-size="16pt" officeooo:rsid="003a43ae" officeooo:paragraph-rsid="003df191" style:font-size-asian="14pt" style:font-size-complex="16pt"/>
    </style:style>
    <style:style style:name="P25" style:family="paragraph" style:parent-style-name="Standard" style:list-style-name="L1">
      <style:text-properties fo:color="#000000" style:font-name="Arial" fo:font-size="16pt" officeooo:rsid="003df191" officeooo:paragraph-rsid="00438fe6" style:font-size-asian="14pt" style:font-size-complex="16pt"/>
    </style:style>
    <style:style style:name="P26" style:family="paragraph" style:parent-style-name="Standard" style:list-style-name="L1">
      <style:text-properties fo:color="#000000" style:font-name="Arial" fo:font-size="16pt" officeooo:rsid="003df191" officeooo:paragraph-rsid="004234fb" style:font-size-asian="14pt" style:font-size-complex="16pt"/>
    </style:style>
    <style:style style:name="P27" style:family="paragraph" style:parent-style-name="Standard" style:list-style-name="L1">
      <style:text-properties fo:color="#000000" style:font-name="Arial" fo:font-size="16pt" officeooo:rsid="003df191" officeooo:paragraph-rsid="0040c484" style:font-size-asian="14pt" style:font-size-complex="16pt"/>
    </style:style>
    <style:style style:name="P28" style:family="paragraph" style:parent-style-name="Standard" style:list-style-name="L1">
      <style:text-properties fo:color="#000000" style:font-name="Arial" fo:font-size="16pt" officeooo:rsid="003df191" officeooo:paragraph-rsid="003df191" style:font-size-asian="14pt" style:font-size-complex="16pt"/>
    </style:style>
    <style:style style:name="P29" style:family="paragraph" style:parent-style-name="Standard" style:list-style-name="L1">
      <style:text-properties fo:color="#000000" style:font-name="Arial" fo:font-size="16pt" fo:font-weight="bold" officeooo:rsid="003a43ae" officeooo:paragraph-rsid="003a43ae" style:font-size-asian="14pt" style:font-weight-asian="bold" style:font-size-complex="16pt" style:font-weight-complex="bold"/>
    </style:style>
    <style:style style:name="P30" style:family="paragraph" style:parent-style-name="Standard" style:list-style-name="L1">
      <style:text-properties fo:color="#000000" style:font-name="Arial" fo:font-size="16pt" fo:font-weight="bold" officeooo:rsid="003a43ae" officeooo:paragraph-rsid="003df191" style:font-size-asian="14pt" style:font-weight-asian="bold" style:font-size-complex="16pt" style:font-weight-complex="bold"/>
    </style:style>
    <style:style style:name="P31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normal" officeooo:rsid="000c53cb" style:font-weight-asian="normal" style:font-weight-complex="normal"/>
    </style:style>
    <style:style style:name="T3" style:family="text">
      <style:text-properties fo:color="#000000" style:font-name="Arial" fo:font-weight="normal" officeooo:rsid="002c5879" style:font-weight-asian="normal" style:font-weight-complex="normal"/>
    </style:style>
    <style:style style:name="T4" style:family="text">
      <style:text-properties fo:color="#000000" style:font-name="Arial" fo:font-weight="normal" officeooo:rsid="00283ec2" style:font-weight-asian="normal" style:font-weight-complex="normal"/>
    </style:style>
    <style:style style:name="T5" style:family="text">
      <style:text-properties fo:color="#000000" style:font-name="Arial" fo:font-weight="normal" officeooo:rsid="002d1b43" style:font-weight-asian="normal" style:font-weight-complex="normal"/>
    </style:style>
    <style:style style:name="T6" style:family="text">
      <style:text-properties fo:color="#000000" style:font-name="Arial" fo:font-weight="normal" officeooo:rsid="004ca611" style:font-weight-asian="normal" style:font-weight-complex="normal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Arial" fo:font-weight="bold" officeooo:rsid="000c53cb" style:font-weight-asian="bold" style:font-weight-complex="bold"/>
    </style:style>
    <style:style style:name="T9" style:family="text">
      <style:text-properties fo:color="#000000" style:font-name="Arial" fo:font-weight="bold" officeooo:rsid="0017e4df" style:font-weight-asian="bold" style:font-weight-complex="bold"/>
    </style:style>
    <style:style style:name="T10" style:family="text">
      <style:text-properties fo:color="#000000" style:font-name="Arial" fo:font-weight="bold" officeooo:rsid="002977de" style:font-weight-asian="bold" style:font-weight-complex="bold"/>
    </style:style>
    <style:style style:name="T11" style:family="text">
      <style:text-properties fo:color="#000000" style:font-name="Arial" officeooo:rsid="000c53cb"/>
    </style:style>
    <style:style style:name="T12" style:family="text">
      <style:text-properties fo:color="#000000" style:font-name="Arial" officeooo:rsid="002b7be4"/>
    </style:style>
    <style:style style:name="T13" style:family="text">
      <style:text-properties fo:color="#000000" style:font-name="Arial" officeooo:rsid="002be793"/>
    </style:style>
    <style:style style:name="T14" style:family="text">
      <style:text-properties fo:color="#000000" style:font-name="Arial" officeooo:rsid="00180ea1"/>
    </style:style>
    <style:style style:name="T15" style:family="text">
      <style:text-properties fo:color="#000000" style:font-name="Arial" officeooo:rsid="0015fe98"/>
    </style:style>
    <style:style style:name="T16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7" style:family="text">
      <style:text-properties fo:color="#000000" style:font-name="Arial" fo:font-size="11pt" fo:font-weight="normal" officeooo:rsid="00241831" style:font-size-asian="11pt" style:font-weight-asian="normal"/>
    </style:style>
    <style:style style:name="T18" style:family="text">
      <style:text-properties fo:color="#000000" style:font-name="Arial" fo:font-size="11pt" fo:font-weight="normal" officeooo:rsid="002e66a1" style:font-size-asian="11pt" style:font-weight-asian="normal"/>
    </style:style>
    <style:style style:name="T19" style:family="text">
      <style:text-properties fo:color="#000000" style:font-name="Arial" fo:font-size="11pt" fo:font-weight="normal" officeooo:rsid="0047a6df" style:font-size-asian="11pt" style:font-weight-asian="normal"/>
    </style:style>
    <style:style style:name="T20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22" style:family="text">
      <style:text-properties fo:color="#000000" style:font-name="Arial" fo:font-size="11pt" fo:font-weight="normal" officeooo:rsid="004aea74" style:font-size-asian="11pt" style:font-weight-asian="normal"/>
    </style:style>
    <style:style style:name="T23" style:family="text">
      <style:text-properties fo:color="#000000" style:font-name="Arial" fo:font-size="11pt" fo:font-weight="normal" officeooo:rsid="004c66b7" style:font-size-asian="11pt" style:font-weight-asian="normal"/>
    </style:style>
    <style:style style:name="T24" style:family="text">
      <style:text-properties fo:color="#000000" style:font-name="Arial" fo:font-size="11pt" officeooo:rsid="000c53cb" style:font-size-asian="11pt" style:font-size-complex="11pt"/>
    </style:style>
    <style:style style:name="T25" style:family="text">
      <style:text-properties style:use-window-font-color="true" style:font-name="Arial" officeooo:rsid="00241831"/>
    </style:style>
    <style:style style:name="T26" style:family="text">
      <style:text-properties officeooo:rsid="002afede"/>
    </style:style>
    <style:style style:name="T27" style:family="text">
      <style:text-properties officeooo:rsid="003c0182"/>
    </style:style>
    <style:style style:name="T28" style:family="text">
      <style:text-properties officeooo:rsid="003df191"/>
    </style:style>
    <style:style style:name="T29" style:family="text">
      <style:text-properties officeooo:rsid="003efda2"/>
    </style:style>
    <style:style style:name="T30" style:family="text">
      <style:text-properties officeooo:rsid="004234fb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c0182" style:font-weight-asian="bold" style:font-weight-complex="bold"/>
    </style:style>
    <style:style style:name="T33" style:family="text">
      <style:text-properties fo:font-weight="bold" officeooo:rsid="003df191" style:font-weight-asian="bold" style:font-weight-complex="bold"/>
    </style:style>
    <style:style style:name="T34" style:family="text">
      <style:text-properties officeooo:rsid="00438fe6"/>
    </style:style>
    <style:style style:name="T35" style:family="text">
      <style:text-properties officeooo:rsid="004bec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09-26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6/09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7">Auteur</text:span></text:span></text:p>
            <text:p text:style-name="P4"><text:span text:style-name="TA_20_Element_20_clair_20_marqué"><text:span text:style-name="T20">Thom</text:span></text:span><text:span text:style-name="TA_20_Element_20_clair_20_marqué"><text:span text:style-name="T21">as COGGIA</text:span></text:span><text:span text:style-name="TA_20_Element_20_clair_20_marqué"><text:span text:style-name="T24"> <text:s text:c="19"/></text:span></text:span></text:p>
          </table:table-cell>
          <table:table-cell table:style-name="Tableau1.B1" office:value-type="string">
            <text:p text:style-name="P12"><draw:control text:anchor-type="as-char" draw:z-index="0" draw:style-name="gr1" draw:text-style-name="P31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7">Equipe</text:span></text:span></text:p>
            <text:p text:style-name="P10"><text:span text:style-name="TA_20_Style_20_clair"><text:span text:style-name="T12">Saad C</text:span></text:span><text:span text:style-name="TA_20_Style_20_clair"><text:span text:style-name="T13">HIADMI</text:span></text:span><text:span text:style-name="TA_20_Style_20_clair"><text:span text:style-name="T12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11"/></text:span></text:p>
            <text:p text:style-name="P7"><text:span text:style-name="TA_20_Style_20_foncé"><text:span text:style-name="T8">Statut</text:span></text:span></text:p>
            <text:p text:style-name="P7"><text:span text:style-name="TA_20_Style_20_clair"><text:span text:style-name="T14">F</text:span></text:span><text:span text:style-name="TA_20_Style_20_clair"><text:span text:style-name="T15">inal</text:span></text:span></text:p>
            <text:p text:style-name="P6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9">Destinaire</text:span></text:span><text:span text:style-name="TA_20_Style_20_clair"><text:span text:style-name="T10">(</text:span></text:span><text:span text:style-name="TA_20_Style_20_clair"><text:span text:style-name="T9">s</text:span></text:span><text:span text:style-name="TA_20_Style_20_clair"><text:span text:style-name="T10">)</text:span></text:span></text:p>
            <text:p text:style-name="P9"><text:span text:style-name="TA_20_Style_20_clair"><text:span text:style-name="T4">Utilisateur d</text:span></text:span><text:span text:style-name="TA_20_Style_20_clair"><text:span text:style-name="T5">u</text:span></text:span><text:span text:style-name="TA_20_Style_20_clair"><text:span text:style-name="T4">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7">Chemi</text:span></text:span><text:span text:style-name="TA_20_Style_20_foncé"><text:span text:style-name="T9">n</text:span></text:span></text:p>
            <text:p text:style-name="P11"><text:span text:style-name="TA_20_Style_20_clair"><text:span text:style-name="T6">Babyfoot</text:span></text:span><text:span text:style-name="TA_20_Style_20_clair"><text:span text:style-name="T3">/TAPS/Modèles</text:span></text:span></text:p>
          </table:table-cell>
          <table:table-cell table:style-name="Tableau1.B2" office:value-type="string">
            <text:p text:style-name="P3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5">2</text:span></text:span><field:fieldmark-end/></text:p>
          </table:table-cell>
        </table:table-row>
      </table:table>
      <text:p text:style-name="P15"/>
      <text:p text:style-name="P16">Modèles <text:span text:style-name="T26">pour gestion de projet</text:span></text:p>
      <text:p text:style-name="P13"/>
      <text:p text:style-name="P14">Modèle <text:span text:style-name="T35">de l’interview</text:span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7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7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7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7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17"><text:span text:style-name="TA_20_Element_20_clair_20_marqué"><text:span text:style-name="T16">1.0</text:span></text:span></text:p>
          </table:table-cell>
          <table:table-cell table:style-name="Tableau2.B2" office:value-type="string">
            <text:p text:style-name="P18"><text:span text:style-name="TA_20_Element_20_clair_20_marqué"><text:span text:style-name="T22">2</text:span></text:span><text:span text:style-name="TA_20_Element_20_clair_20_marqué"><text:span text:style-name="T23">6</text:span></text:span><text:span text:style-name="TA_20_Element_20_clair_20_marqué"><text:span text:style-name="T19">/</text:span></text:span><text:span text:style-name="TA_20_Element_20_clair_20_marqué"><text:span text:style-name="T23">09</text:span></text:span><text:span text:style-name="TA_20_Element_20_clair_20_marqué"><text:span text:style-name="T17">/2019</text:span></text:span></text:p>
          </table:table-cell>
          <table:table-cell table:style-name="Tableau2.B2" office:value-type="string">
            <text:p text:style-name="P18"><text:span text:style-name="TA_20_Element_20_clair_20_marqué"><text:span text:style-name="T17">Final</text:span></text:span></text:p>
          </table:table-cell>
          <table:table-cell table:style-name="Tableau2.D2" office:value-type="string">
            <text:p text:style-name="P19"><text:span text:style-name="TA_20_Element_20_clair_20_marqué"><text:span text:style-name="T18">Thomas COGGIA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Ensemble des informations à obtenir</text:p>
      <text:list xml:id="list2850458209" text:style-name="L1">
        <text:list-item>
          <text:p text:style-name="P24"><text:span text:style-name="T32">&lt;</text:span><text:span text:style-name="T31">Sujet </text:span><text:span text:style-name="T33">1&gt;</text:span></text:p>
          <text:list>
            <text:list-item>
              <text:p text:style-name="P25">&lt;Question <text:span text:style-name="T34">1.1</text:span>&gt;</text:p>
            </text:list-item>
          </text:list>
        </text:list-item>
        <text:list-item>
          <text:p text:style-name="P29"><text:span text:style-name="T27">&lt;</text:span>Sujet 2<text:span text:style-name="T27">&gt;</text:span></text:p>
          <text:list>
            <text:list-item>
              <text:p text:style-name="P26">&lt;Question <text:span text:style-name="T30">2.1</text:span>&gt;</text:p>
            </text:list-item>
            <text:list-item>
              <text:p text:style-name="P26">&lt;Question <text:span text:style-name="T30">2.</text:span>2&gt;</text:p>
            </text:list-item>
            <text:list-item>
              <text:p text:style-name="P26">&lt;Question <text:span text:style-name="T30">2.3</text:span>&gt;</text:p>
            </text:list-item>
            <text:list-item>
              <text:p text:style-name="P26">&lt;Question <text:span text:style-name="T30">2.4</text:span>&gt;</text:p>
            </text:list-item>
          </text:list>
        </text:list-item>
        <text:list-item>
          <text:p text:style-name="P30"><text:span text:style-name="T27">&lt;</text:span>Sujet <text:span text:style-name="T28">3&gt;</text:span></text:p>
          <text:list>
            <text:list-item>
              <text:p text:style-name="P27">&lt;Question <text:span text:style-name="T29">3.1</text:span>&gt;</text:p>
            </text:list-item>
            <text:list-item>
              <text:p text:style-name="P28">&lt;Question <text:span text:style-name="T29">3.</text:span>2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52</meta:editing-cycles>
    <meta:creation-date>2019-09-28T15:39:09.338000000</meta:creation-date>
    <dc:date>2019-10-11T19:43:55.932000000</dc:date>
    <meta:editing-duration>PT5H21M2S</meta:editing-duration>
    <meta:generator>LibreOffice/6.2.4.2$Windows_X86_64 LibreOffice_project/2412653d852ce75f65fbfa83fb7e7b669a126d64</meta:generator>
    <meta:document-statistic meta:table-count="2" meta:image-count="2" meta:object-count="0" meta:page-count="2" meta:paragraph-count="35" meta:word-count="74" meta:character-count="450" meta:non-whitespace-character-count="397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